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7bc65" draw:textarea-horizontal-align="justify" draw:textarea-vertical-align="middle" draw:auto-grow-height="false" fo:min-height="4.449cm" fo:min-width="7.247cm"/>
      <style:paragraph-properties style:writing-mode="lr-tb"/>
    </style:style>
    <style:style style:name="gr2" style:family="graphic" style:parent-style-name="standard" style:list-style-name="L1">
      <style:graphic-properties draw:fill="solid" draw:fill-color="#ffff6d" draw:textarea-horizontal-align="center" draw:textarea-vertical-align="bottom" draw:auto-grow-height="false" fo:min-height="7.116cm" fo:min-width="16.772cm"/>
      <style:paragraph-properties style:writing-mode="lr-tb"/>
    </style:style>
    <style:style style:name="gr3" style:family="graphic" style:parent-style-name="standard">
      <style:graphic-properties draw:fill="solid" draw:fill-color="#77bc65" draw:textarea-horizontal-align="left" draw:textarea-vertical-align="top" draw:auto-grow-height="false" fo:min-height="3.814cm" fo:min-width="5.215cm"/>
      <style:paragraph-properties style:writing-mode="lr-tb"/>
    </style:style>
    <style:style style:name="gr4" style:family="graphic" style:parent-style-name="standard">
      <style:graphic-properties draw:fill="solid" draw:fill-color="#5983b0" draw:textarea-horizontal-align="left" draw:textarea-vertical-align="top" draw:auto-grow-height="false" fo:min-height="3.814cm" fo:min-width="5.215cm"/>
      <style:paragraph-properties style:writing-mode="lr-tb"/>
    </style:style>
    <style:style style:name="gr5" style:family="graphic" style:parent-style-name="objectwithoutfill">
      <style:graphic-properties draw:fill="solid" draw:fill-color="#50938a" draw:textarea-vertical-align="middle"/>
    </style:style>
    <style:style style:name="gr6" style:family="graphic" style:parent-style-name="objectwithoutfill">
      <style:graphic-properties draw:fill="solid" draw:fill-color="#5983b0" draw:textarea-vertical-align="middle"/>
    </style:style>
    <style:style style:name="gr7" style:family="graphic" style:parent-style-name="standard">
      <style:graphic-properties draw:fill="solid" draw:fill-color="#ff3838"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449cm" fo:min-width="7.247cm"/>
      <style:paragraph-properties style:writing-mode="lr-tb"/>
    </style:style>
    <style:style style:name="gr9" style:family="graphic" style:parent-style-name="standard">
      <style:graphic-properties draw:fill="solid" draw:fill-color="#ffde59" draw:textarea-horizontal-align="justify" draw:textarea-vertical-align="middle" draw:auto-grow-height="false" fo:min-height="0.893cm" fo:min-width="8.3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073cm" fo:min-width="8.033cm"/>
      <style:paragraph-properties style:writing-mode="lr-tb"/>
    </style:style>
    <style:style style:name="gr11" style:family="graphic" style:parent-style-name="standard">
      <style:graphic-properties draw:fill="solid" draw:fill-color="#ffff38" draw:textarea-horizontal-align="justify" draw:textarea-vertical-align="middle" draw:auto-grow-height="false" fo:min-height="0.379cm" fo:min-width="1.296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7bc65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="solid" draw:fill-color="#ffff6d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5" style:family="paragraph">
      <loext:graphic-properties draw:fill="solid" draw:fill-color="#5983b0"/>
      <style:paragraph-properties fo:text-align="center" style:writing-mode="lr-tb"/>
    </style:style>
    <style:style style:name="P6" style:family="paragraph">
      <loext:graphic-properties draw:fill="solid" draw:fill-color="#50938a"/>
      <style:paragraph-properties fo:text-align="center"/>
    </style:style>
    <style:style style:name="P7" style:family="paragraph">
      <loext:graphic-properties draw:fill="solid" draw:fill-color="#5983b0"/>
      <style:paragraph-properties fo:text-align="center"/>
    </style:style>
    <style:style style:name="P8" style:family="paragraph">
      <loext:graphic-properties draw:fill="solid" draw:fill-color="#ff3838"/>
      <style:paragraph-properties fo:text-align="center" style:writing-mode="lr-tb"/>
    </style:style>
    <style:style style:name="P9" style:family="paragraph">
      <loext:graphic-properties draw:fill="solid" draw:fill-color="#ffde59"/>
      <style:paragraph-properties fo:text-align="center" style:writing-mode="lr-tb"/>
    </style:style>
    <style:style style:name="P10" style:family="paragraph">
      <loext:graphic-properties draw:fill="solid" draw:fill-color="#ffff38"/>
      <style:paragraph-properties fo:text-align="center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Load Balanceer " draw:style-name="gr1" draw:text-style-name="P2" draw:layer="layout" svg:width="7.747cm" svg:height="4.699cm" svg:x="3.032cm" svg:y="3.54cm">
          <text:p text:style-name="P1">Green Load Balanc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272cm" svg:height="7.366cm" svg:x="2.159cm" svg:y="10.144cm">
          <text:p text:style-name="P3"><text:span text:style-name="T1">EKS Cluster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4.064cm" svg:x="2.905cm" svg:y="10.779cm">
          <text:p text:style-name="P1">Green deployme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15cm" svg:height="4.064cm" svg:x="9.509cm" svg:y="10.779cm">
          <text:p text:style-name="P1">Blue deployment</text:p>
          <text:p text:style-name="P1"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096cm" svg:y1="6.969cm" svg:x2="5.953cm" svg:y2="10.906cm">
          <text:p/>
        </draw:line>
        <draw:line draw:style-name="gr6" draw:text-style-name="P7" draw:layer="layout" svg:x1="16.494cm" svg:y1="6.588cm" svg:x2="10.652cm" svg:y2="11.16cm">
          <text:p/>
        </draw:line>
        <draw:custom-shape draw:style-name="gr7" draw:text-style-name="P8" draw:layer="layout" svg:width="1.27cm" svg:height="1.27cm" svg:x="13.446cm" svg:y="11.795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1.27cm" svg:x="11.541cm" svg:y="11.795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1.27cm" svg:x="9.763cm" svg:y="11.795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1.27cm" svg:x="6.842cm" svg:y="11.795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1.27cm" svg:x="4.937cm" svg:y="11.795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1.27cm" svg:x="3.032cm" svg:y="11.795cm">
          <text:p text:style-name="P1">pod<text:tab/></text:p>
          <draw:enhanced-geometry svg:viewBox="0 0 21600 21600" draw:type="rectangle" draw:enhanced-path="M 0 0 L 21600 0 21600 21600 0 21600 0 0 Z N"/>
        </draw:custom-shape>
        <draw:custom-shape draw:name="Load Balanceer _0" draw:style-name="gr8" draw:text-style-name="P1" draw:layer="layout" svg:width="7.747cm" svg:height="4.699cm" svg:x="12.303cm" svg:y="3.54cm">
          <text:p text:style-name="P1">Blue Load Balanc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8.89cm" svg:height="1.143cm" svg:x="6.08cm" svg:y="1.381cm">
          <text:p text:style-name="P1">Route 53 IP addres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652cm" svg:y1="2.524cm" svg:x2="9.509cm" svg:y2="3.54cm">
          <text:p/>
        </draw:line>
        <draw:line draw:style-name="gr6" draw:text-style-name="P7" draw:layer="layout" svg:x1="14.081cm" svg:y1="2.524cm" svg:x2="15.224cm" svg:y2="3.54cm">
          <text:p/>
        </draw:line>
        <draw:custom-shape draw:style-name="gr10" draw:text-style-name="P1" draw:layer="layout" svg:width="12.065cm" svg:height="4.699cm" svg:x="4.302cm" svg:y="20.939cm">
          <text:p text:style-name="P1">Gith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54cm" svg:height="0.889cm" svg:x="9.001cm" svg:y="21.447cm">
          <text:p text:style-name="P1">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1" draw:layer="layout" svg:x1="9.636cm" svg:y1="21.574cm" svg:x2="3.413cm" svg:y2="12.811cm">
          <text:p/>
        </draw:line>
        <draw:line draw:style-name="gr12" draw:text-style-name="P11" draw:layer="layout" svg:x1="10.271cm" svg:y1="21.447cm" svg:x2="7.477cm" svg:y2="12.811cm">
          <text:p/>
        </draw:line>
        <draw:line draw:style-name="gr12" draw:text-style-name="P11" draw:layer="layout" svg:x1="9.89cm" svg:y1="21.574cm" svg:x2="5.826cm" svg:y2="13.065cm">
          <text:p/>
        </draw:line>
        <draw:line draw:style-name="gr12" draw:text-style-name="P11" draw:layer="layout" svg:x1="10.525cm" svg:y1="13.192cm" svg:x2="10.525cm" svg:y2="21.701cm">
          <text:p/>
        </draw:line>
        <draw:line draw:style-name="gr12" draw:text-style-name="P11" draw:layer="layout" svg:x1="11.16cm" svg:y1="21.701cm" svg:x2="11.922cm" svg:y2="13.192cm">
          <text:p/>
        </draw:line>
        <draw:line draw:style-name="gr12" draw:text-style-name="P11" draw:layer="layout" svg:x1="11.414cm" svg:y1="21.955cm" svg:x2="14.208cm" svg:y2="13.065cm">
          <text:p/>
        </draw:line>
        <draw:line draw:style-name="gr12" draw:text-style-name="P11" draw:layer="layout" svg:x1="1.508cm" svg:y1="1.254cm" svg:x2="1.889cm" svg:y2="19.542cm">
          <text:p/>
        </draw:line>
        <draw:line draw:style-name="gr12" draw:text-style-name="P11" draw:layer="layout" svg:x1="2.016cm" svg:y1="19.542cm" svg:x2="20.177cm" svg:y2="19.415cm">
          <text:p/>
        </draw:line>
        <draw:line draw:style-name="gr12" draw:text-style-name="P11" draw:layer="layout" svg:x1="20.177cm" svg:y1="19.415cm" svg:x2="20.177cm" svg:y2="1.254cm">
          <text:p/>
        </draw:line>
        <draw:line draw:style-name="gr12" draw:text-style-name="P11" draw:layer="layout" svg:x1="1.635cm" svg:y1="1.381cm" svg:x2="20.304cm" svg:y2="1.254cm">
          <text:p/>
        </draw:line>
        <draw:frame draw:style-name="gr13" draw:text-style-name="P12" draw:layer="layout" svg:width="1.924cm" svg:height="1.673cm" svg:x="3.286cm" svg:y="17.764cm">
          <draw:text-box>
            <text:p>AWS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5:14:40.851090523</meta:creation-date>
    <dc:date>2022-04-08T16:55:58.981171486</dc:date>
    <meta:editing-duration>PT26M26S</meta:editing-duration>
    <meta:editing-cycles>5</meta:editing-cycles>
    <meta:generator>LibreOffice/6.4.7.2$Linux_X86_64 LibreOffice_project/40$Build-2</meta:generator>
    <meta:document-statistic meta:object-count="29"/>
  </office:meta>
</office:document-meta>
</file>